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text-properties fo:font-size="20pt"/>
    </style:style>
    <style:style style:name="P4" style:family="paragraph">
      <style:text-properties fo:font-family="'Arial Black'" style:font-family-generic="swiss" style:font-pitch="variable" fo:font-size="60pt" style:font-size-asian="60pt" style:font-size-complex="60pt"/>
    </style:style>
    <style:style style:name="P5" style:family="paragraph"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ffffff" fo:font-family="'Arial Black'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obaczcie</text:span><text:span text:style-name="T1"><text:line-break/></text:span><text:span text:style-name="T1">jak jest dobrze</text:span><text:span text:style-name="T1"><text:line-break/></text:span><text:span text:style-name="T1">przebywać</text:span><text:span text:style-name="T1"><text:line-break/></text:span><text:span text:style-name="T1">razem z braćmi</text:span><text:span text:style-name="T1"><text:line-break/></text:span><text:span text:style-name="T1">- Jak jest dobrze</text:span><text:span text:style-name="T1"><text:line-break/></text:span><text:span text:style-name="T1">przebywać</text:span><text:span text:style-name="T1"><text:line-break/></text:span><text:span text:style-name="T1">razem z brać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 to jak olej,</text:span><text:span text:style-name="T1"><text:line-break/></text:span><text:span text:style-name="T1">co spływa</text:span><text:span text:style-name="T1"><text:line-break/></text:span><text:span text:style-name="T1">na brodę Aarona,</text:span><text:span text:style-name="T1"><text:line-break/></text:span><text:span text:style-name="T1">- jak olej</text:span><text:span text:style-name="T1"><text:line-break/></text:span><text:span text:style-name="T1">na brodę Aaro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 to</text:span><text:span text:style-name="T1"><text:line-break/></text:span><text:span text:style-name="T1">jak rosa Hermonu,</text:span><text:span text:style-name="T1"><text:line-break/></text:span><text:span text:style-name="T1">na górach Syjonu,</text:span><text:span text:style-name="T1"><text:line-break/></text:span><text:span text:style-name="T1">- jak rosa</text:span><text:span text:style-name="T1"><text:line-break/></text:span><text:span text:style-name="T1">na górach Syjon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am Jahwe</text:span><text:span text:style-name="T1"><text:line-break/></text:span><text:span text:style-name="T1">nam zapewnił,</text:span><text:span text:style-name="T1"><text:line-break/></text:span><text:span text:style-name="T1">swoje</text:span><text:span text:style-name="T1"><text:line-break/></text:span><text:span text:style-name="T1">błogosławieństwo,</text:span><text:span text:style-name="T1"><text:line-break/></text:span><text:span text:style-name="T1">- nam zapewnił</text:span><text:span text:style-name="T1"><text:line-break/></text:span><text:span text:style-name="T1">swoje</text:span><text:span text:style-name="T1"><text:line-break/></text:span><text:span text:style-name="T1">błogosławieństw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am Jahwe</text:span><text:span text:style-name="T1"><text:line-break/></text:span><text:span text:style-name="T1">nam darował,</text:span><text:span text:style-name="T1"><text:line-break/></text:span><text:span text:style-name="T1">życie aż na wieki,</text:span><text:span text:style-name="T1"><text:line-break/></text:span><text:span text:style-name="T1">- nam darował</text:span><text:span text:style-name="T1"><text:line-break/></text:span><text:span text:style-name="T1">życie aż na wie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obaczcie</text:span><text:span text:style-name="T1"><text:line-break/></text:span><text:span text:style-name="T1">jak jest dobrze</text:span><text:span text:style-name="T1"><text:line-break/></text:span><text:span text:style-name="T1">przebywać</text:span><text:span text:style-name="T1"><text:line-break/></text:span><text:span text:style-name="T1">razem z braćmi</text:span><text:span text:style-name="T1"><text:line-break/></text:span><text:span text:style-name="T1">- Jak jest dobrze</text:span><text:span text:style-name="T1"><text:line-break/></text:span><text:span text:style-name="T1">przebywać</text:span><text:span text:style-name="T1"><text:line-break/></text:span><text:span text:style-name="T1">razem z brać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Hinne ma-tov umannaim</text:span><text:span text:style-name="T2"><text:line-break/></text:span><text:span text:style-name="T2">szewet ahim gam-jahad</text:span><text:span text:style-name="T2"><text:line-break/></text:span><text:span text:style-name="T2">-Hinne ma-tov</text:span><text:span text:style-name="T2"><text:line-break/></text:span><text:span text:style-name="T2">szewet ahim gam-jaha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9-05-23T17:48:50</meta:creation-date>
    <dc:date>2013-05-07T17:42:51.17</dc:date>
    <dc:language>pl-PL</dc:language>
    <meta:editing-cycles>5</meta:editing-cycles>
    <meta:editing-duration>PT19M40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